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UsersRepository.getUserByName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contain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getRea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getUserBy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update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add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addUser( String name , Objec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UsersRepository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UsersRepository.countUs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test( String 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setUsersStore( UsersStore users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addUser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containsCaseInsensiti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UsersRepository.removeU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